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2" draw:id="id2" draw:layer="layout" svg:width="3cm" svg:height="1.2cm" svg:x="2.2cm" svg:y="25.7cm">
          <text:p text:style-name="P1"><text:span text:style-name="T1">LastHandA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.5cm" svg:height="1.2cm" svg:x="11.6cm" svg:y="27.4cm">
          <text:p text:style-name="P1"><text:span text:style-name="T1">LastHandOpposi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" draw:id="id1" draw:layer="layout" svg:width="3cm" svg:height="1.4cm" svg:x="4.5cm" svg:y="19.8cm">
          <text:p text:style-name="P1"><text:span text:style-name="T1">Final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cm" svg:y1="21.2cm" svg:x2="3.7cm" svg:y2="25.7cm" draw:start-shape="id1" draw:start-glue-point="8" draw:end-shape="id2" draw:end-glue-point="4" svg:d="m6000 21200c0 3376-2300 1127-2300 4500" svg:viewBox="0 0 2301 4501">
          <text:p/>
        </draw:connector>
        <draw:connector draw:style-name="gr3" draw:text-style-name="P3" draw:layer="layout" draw:type="curve" draw:line-skew="0cm -6.402cm" svg:x1="4.939cm" svg:y1="20.995cm" svg:x2="4.939cm" svg:y2="20.005cm" draw:start-shape="id1" draw:start-glue-point="7" draw:end-shape="id1" draw:end-glue-point="5" svg:d="m4939 20995c0 1060-3339 707-3339-494s3339-1555 3339-496" svg:viewBox="0 0 3340 2250">
          <text:p text:style-name="P2"><text:span text:style-name="T2">Combinazione giocata</text:span></text:p>
        </draw:connector>
        <draw:connector draw:style-name="gr3" draw:text-style-name="P3" draw:layer="layout" draw:type="curve" svg:x1="7.061cm" svg:y1="20.995cm" svg:x2="12.112cm" svg:y2="27.575cm" draw:start-shape="id1" draw:start-glue-point="9" draw:end-shape="id3" draw:end-glue-point="5" svg:d="m7061 20995c0 4959 5051 1669 5051 6580" svg:viewBox="0 0 5052 6581">
          <text:p text:style-name="P2"><text:span text:style-name="T2">Ultima giocata</text:span></text:p>
        </draw:connector>
        <draw:custom-shape draw:style-name="gr1" draw:text-style-name="P1" xml:id="id4" draw:id="id4" draw:layer="layout" svg:width="4.3cm" svg:height="1.2cm" svg:x="13cm" svg:y="20.1cm">
          <text:p text:style-name="P1"><text:span text:style-name="T1">FinalOpposite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7.5cm" svg:y1="20.5cm" svg:x2="13cm" svg:y2="20.7cm" draw:start-shape="id1" draw:start-glue-point="10" draw:end-shape="id4" draw:end-glue-point="6" svg:d="m7500 20500c4126 0 1377 200 5500 200" svg:viewBox="0 0 5501 201">
          <text:p text:style-name="P2"><text:span text:style-name="T2">Combinazione giocata</text:span></text:p>
        </draw:connector>
        <draw:connector draw:style-name="gr3" draw:text-style-name="P3" draw:layer="layout" draw:type="curve" svg:x1="15.15cm" svg:y1="21.3cm" svg:x2="13.35cm" svg:y2="27.4cm" draw:start-shape="id4" draw:start-glue-point="8" draw:end-shape="id3" draw:end-glue-point="4" svg:d="m15150 21300c0 4576-1800 1527-1800 6100" svg:viewBox="0 0 1801 6101">
          <text:p text:style-name="P2"><text:span text:style-name="T2">Ultima giocata</text:span></text:p>
        </draw:connector>
        <draw:connector draw:style-name="gr3" draw:text-style-name="P3" draw:layer="layout" draw:type="curve" svg:x1="13.629cm" svg:y1="21.125cm" svg:x2="4.761cm" svg:y2="25.875cm" draw:start-shape="id4" draw:start-glue-point="7" draw:end-shape="id2" draw:end-glue-point="11" svg:d="m13629 21125c0 3564-8868 1189-8868 4750" svg:viewBox="0 0 8869 4751">
          <text:p text:style-name="P2"><text:span text:style-name="T2">Ultima giocata</text:span></text:p>
        </draw:connector>
        <draw:connector draw:style-name="gr3" draw:text-style-name="P3" draw:layer="layout" draw:type="curve" svg:x1="13.629cm" svg:y1="20.275cm" svg:x2="7.061cm" svg:y2="20.005cm" draw:start-shape="id4" draw:start-glue-point="5" draw:end-shape="id1" draw:end-glue-point="11" svg:d="m13629 20275c0-1464-6568-1329-6568-270" svg:viewBox="0 0 6569 1083">
          <text:p text:style-name="P2"><text:span text:style-name="T2">Combinazione giocata</text:span></text:p>
        </draw:connector>
        <draw:connector draw:style-name="gr3" draw:text-style-name="P3" draw:layer="layout" draw:type="curve" draw:line-skew="0cm 2.998cm" svg:x1="16.671cm" svg:y1="21.125cm" svg:x2="16.671cm" svg:y2="20.275cm" draw:start-shape="id4" draw:start-glue-point="9" draw:end-shape="id4" draw:end-glue-point="11" svg:d="m16671 21125c0 1015 4129 677 4129-424s-4129-1440-4129-426" svg:viewBox="0 0 4130 2064">
          <text:p text:style-name="P2"><text:span text:style-name="T2">Combinazione giocata</text:span></text:p>
        </draw:connector>
        <draw:custom-shape draw:style-name="gr1" draw:text-style-name="P1" xml:id="id5" draw:id="id5" draw:layer="layout" svg:width="4.3cm" svg:height="1.2cm" svg:x="16.1cm" svg:y="24.6cm">
          <text:p text:style-name="P1"><text:span text:style-name="T1">FinalOpposite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8.25cm" svg:y1="24.6cm" svg:x2="16.671cm" svg:y2="21.125cm" draw:start-shape="id5" draw:end-shape="id4" draw:end-glue-point="9" svg:d="m18250 24600c0-2473-1579-736-1579-3475" svg:viewBox="0 0 1580 3476">
          <text:p text:style-name="P2"><text:span text:style-name="T2">Combinazione giocate</text:span></text:p>
        </draw:connector>
        <draw:connector draw:style-name="gr3" draw:text-style-name="P3" draw:layer="layout" draw:type="curve" svg:x1="16.729cm" svg:y1="24.775cm" svg:x2="7.061cm" svg:y2="20.995cm" draw:start-shape="id5" draw:start-glue-point="5" draw:end-shape="id1" draw:end-glue-point="9" svg:d="m16729 24775c0-2811-9668-921-9668-3780" svg:viewBox="0 0 9669 3781">
          <text:p text:style-name="P2"><text:span text:style-name="T2">Combinazione giocate</text:span></text:p>
        </draw:connector>
        <draw:connector draw:style-name="gr3" draw:text-style-name="P3" draw:layer="layout" draw:type="curve" svg:x1="18.25cm" svg:y1="25.8cm" svg:x2="15.1cm" svg:y2="28cm" draw:start-shape="id5" draw:start-glue-point="8" draw:end-shape="id3" draw:end-glue-point="10" svg:d="m18250 25800c0 1467-1050 2200-3150 2200" svg:viewBox="0 0 3151 2201">
          <text:p text:style-name="P2"><text:span text:style-name="T2">Ultima giocata</text:span></text:p>
        </draw:connector>
        <draw:connector draw:style-name="gr3" draw:text-style-name="P3" draw:layer="layout" draw:type="curve" svg:x1="16.729cm" svg:y1="25.625cm" svg:x2="4.761cm" svg:y2="25.875cm" draw:start-shape="id5" draw:start-glue-point="7" draw:end-shape="id2" draw:end-glue-point="11" svg:d="m16729 25625c0 1015-6078 677-6078 126s-5890-890-5890 124" svg:viewBox="0 0 11969 1056">
          <text:p text:style-name="P2"><text:span text:style-name="T2">Ultima giocata</text:span></text:p>
        </draw:connector>
        <draw:custom-shape draw:style-name="gr1" draw:text-style-name="P1" xml:id="id6" draw:id="id6" draw:layer="layout" svg:width="4.3cm" svg:height="1.2cm" svg:x="11.7cm" svg:y="14.4cm">
          <text:p text:style-name="P1"><text:span text:style-name="T1">VirtualOpposite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2.711cm" svg:x1="16cm" svg:y1="15cm" svg:x2="16cm" svg:y2="2.1cm" draw:start-shape="id6" draw:start-glue-point="10" draw:end-shape="id7" draw:end-glue-point="10" svg:d="m16000 15000c4819 0 4819-12900 0-12900" svg:viewBox="0 0 3615 12901">
          <text:p text:style-name="P2"><text:span text:style-name="T2">Pesca carte</text:span></text:p>
        </draw:connector>
        <draw:connector draw:style-name="gr3" draw:text-style-name="P3" draw:layer="layout" draw:type="curve" svg:x1="13.85cm" svg:y1="15.6cm" svg:x2="15.15cm" svg:y2="20.1cm" draw:start-shape="id6" draw:start-glue-point="8" draw:end-shape="id4" svg:d="m13850 15600c0 3376 1300 1127 1300 4500" svg:viewBox="0 0 1301 4501">
          <text:p text:style-name="P2"><text:span text:style-name="T2">Pesca carta finale</text:span></text:p>
        </draw:connector>
        <draw:connector draw:style-name="gr3" draw:text-style-name="P3" draw:layer="layout" draw:type="curve" svg:x1="12.329cm" svg:y1="15.425cm" svg:x2="6cm" svg:y2="19.8cm" draw:start-shape="id6" draw:start-glue-point="7" draw:end-shape="id1" draw:end-glue-point="4" svg:d="m12329 15425c0 3414-6329 1227-6329 4375" svg:viewBox="0 0 6330 4376">
          <text:p text:style-name="P2"><text:span text:style-name="T2">Pesca carta finale</text:span></text:p>
        </draw:connector>
        <draw:custom-shape draw:style-name="gr1" draw:text-style-name="P1" xml:id="id8" draw:id="id8" draw:layer="layout" svg:width="4.3cm" svg:height="1.2cm" svg:x="11.4cm" svg:y="9.9cm">
          <text:p text:style-name="P1"><text:span text:style-name="T1">VirtualOpposite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4.3cm" svg:height="1cm" svg:x="11.7cm" svg:y="1.6cm">
          <text:p text:style-name="P1"><text:span text:style-name="T1">VirtualOpposite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3.55cm" svg:y1="11.1cm" svg:x2="13.85cm" svg:y2="14.4cm" draw:start-shape="id8" draw:start-glue-point="8" draw:end-shape="id6" draw:end-glue-point="4" svg:d="m13550 11100c0 2476 300 827 300 3300" svg:viewBox="0 0 301 3301">
          <text:p text:style-name="P3">Combinazione di giocate AI</text:p>
        </draw:connector>
        <draw:connector draw:style-name="gr3" draw:text-style-name="P3" draw:layer="layout" draw:type="curve" svg:x1="13.85cm" svg:y1="2.6cm" svg:x2="13.55cm" svg:y2="9.9cm" draw:start-shape="id7" draw:start-glue-point="8" draw:end-shape="id8" draw:end-glue-point="4" svg:d="m13850 2600c0 5476-300 1827-300 7300" svg:viewBox="0 0 301 7301">
          <text:p text:style-name="P2"><text:span text:style-name="T2">Combinazioni di giocate avversarie</text:span></text:p>
        </draw:connector>
        <draw:custom-shape draw:style-name="gr1" draw:text-style-name="P1" xml:id="id10" draw:id="id10" draw:layer="layout" svg:width="4.3cm" svg:height="1.3cm" svg:x="3.6cm" svg:y="5.6cm">
          <text:p text:style-name="P1"><text:span text:style-name="T1">VirtualAI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4.3cm" svg:height="1.2cm" svg:x="3.8cm" svg:y="14.3cm">
          <text:p text:style-name="P1"><text:span text:style-name="T1">VirtualAI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draw:line-skew="-1.724cm" svg:x1="3.8cm" svg:y1="14.9cm" svg:x2="3.6cm" svg:y2="6.25cm" draw:start-shape="id9" draw:start-glue-point="6" draw:end-shape="id10" draw:end-glue-point="6" svg:d="m3800 14900c-3637 0-3537-8650-200-8650" svg:viewBox="0 0 2716 8651">
          <text:p text:style-name="P2"><text:span text:style-name="T2">Pesca carte</text:span></text:p>
        </draw:connector>
        <draw:connector draw:style-name="gr3" draw:text-style-name="P3" draw:layer="layout" draw:type="curve" svg:x1="8.1cm" svg:y1="14.9cm" svg:x2="11.7cm" svg:y2="2.1cm" draw:start-shape="id9" draw:start-glue-point="10" draw:end-shape="id7" svg:d="m8100 14900c2701 0 902-12800 3600-12800" svg:viewBox="0 0 3601 12801">
          <text:p text:style-name="P2"><text:span text:style-name="T2">Pesca carte</text:span></text:p>
        </draw:connector>
        <draw:connector draw:style-name="gr3" draw:text-style-name="P3" draw:layer="layout" draw:type="curve" svg:x1="5.95cm" svg:y1="15.5cm" svg:x2="6cm" svg:y2="19.8cm" draw:start-shape="id9" draw:start-glue-point="8" draw:end-shape="id1" draw:end-glue-point="4" svg:d="m5950 15500c0 3226 50 1077 50 4300" svg:viewBox="0 0 51 4301">
          <text:p text:style-name="P3"><text:span text:style-name="T2">Pesca carta finale</text:span></text:p>
        </draw:connector>
        <draw:connector draw:style-name="gr3" draw:text-style-name="P3" draw:layer="layout" draw:type="curve" svg:x1="7.471cm" svg:y1="15.325cm" svg:x2="15.15cm" svg:y2="20.1cm" draw:start-shape="id9" draw:start-glue-point="9" draw:end-shape="id4" draw:end-glue-point="4" svg:d="m7471 15325c0 3714 7679 1327 7679 4775" svg:viewBox="0 0 7680 4776">
          <text:p text:style-name="P2"><text:span text:style-name="T2">Pesca carta finale</text:span></text:p>
        </draw:connector>
        <draw:connector draw:style-name="gr3" draw:text-style-name="P3" draw:layer="layout" draw:type="curve" svg:x1="11.7cm" svg:y1="15cm" svg:x2="7.9cm" svg:y2="6.25cm" draw:start-shape="id6" draw:start-glue-point="6" draw:end-shape="id10" svg:d="m11700 15000c-2848 0-949-8750-3800-8750" svg:viewBox="0 0 3801 8751">
          <text:p text:style-name="P2"><text:span text:style-name="T2">Pesca carte</text:span></text:p>
        </draw:connector>
        <draw:connector draw:style-name="gr3" draw:text-style-name="P3" draw:layer="layout" draw:type="curve" svg:x1="5.75cm" svg:y1="6.9cm" svg:x2="5.95cm" svg:y2="14.3cm" draw:start-shape="id10" draw:start-glue-point="8" draw:end-shape="id9" svg:d="m5750 6900c0 5551 200 1852 200 7400" svg:viewBox="0 0 201 7401">
          <text:p text:style-name="P3">Combinazione di giocate AI e avversarie</text:p>
        </draw:connector>
        <draw:custom-shape draw:style-name="gr1" draw:text-style-name="P1" xml:id="id11" draw:id="id11" draw:layer="layout" svg:width="4.3cm" svg:height="1.2cm" svg:x="3.5cm" svg:y="1.3cm">
          <text:p text:style-name="P1"><text:span text:style-name="T1">GameAI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5.65cm" svg:y1="2.5cm" svg:x2="5.75cm" svg:y2="5.6cm" draw:start-shape="id11" draw:start-glue-point="8" draw:end-shape="id10" draw:end-glue-point="4" svg:d="m5650 2500c0 2326 100 777 100 3100" svg:viewBox="0 0 101 3101">
          <text:p text:style-name="P2"><text:span text:style-name="T2">Combinazioni</text:span></text:p>
          <text:p text:style-name="P2"><text:span text:style-name="T2">Carte avversarie</text:span></text:p>
        </draw:connector>
        <draw:custom-shape draw:style-name="gr1" draw:text-style-name="P1" xml:id="id12" draw:id="id12" draw:layer="layout" svg:width="4.3cm" svg:height="1.2cm" svg:x="14.3cm" svg:y="6.7cm">
          <text:p text:style-name="P1"><text:span text:style-name="T1">GameOpposite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4.929cm" svg:y1="7.725cm" svg:x2="15.071cm" svg:y2="10.075cm" draw:start-shape="id12" draw:start-glue-point="7" draw:end-shape="id8" draw:end-glue-point="11" svg:d="m14929 7725c0 1764 142 589 142 2350" svg:viewBox="0 0 143 2351">
          <text:p text:style-name="P3">Combinazioni carte avversari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18:47:28.27</meta:creation-date>
    <dc:date>2013-08-06T22:13:58.08</dc:date>
    <meta:editing-duration>PT21M45S</meta:editing-duration>
    <meta:editing-cycles>4</meta:editing-cycles>
    <meta:generator>LibreOffice/4.0.0.3$Windows_x86 LibreOffice_project/7545bee9c2a0782548772a21bc84a9dcc583b89</meta:generator>
    <meta:document-statistic meta:object-count="37"/>
  </office:meta>
</office:document-meta>
</file>